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20.833cm"/>
    </style:style>
    <style:style style:name="P1" style:family="paragraph">
      <loext:graphic-properties draw:fill-color="#ffffff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style:text-properties fo:font-size="40pt" style:font-size-asian="44pt" style:font-size-complex="44pt"/>
    </style:style>
    <style:style style:name="P5" style:family="paragraph">
      <loext:graphic-properties draw:fill-color="#ffffff"/>
      <style:text-properties fo:font-size="40pt" style:font-size-asian="44pt" style:font-size-complex="4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size-asian="44pt" style:font-size-complex="44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8.763cm" svg:x="1.4cm" svg:y="0.837cm" presentation:class="subtitle" presentation:user-transformed="true">
          <draw:text-box>
            <text:p/>
            <text:p><text:span text:style-name="T1">Pode Ser Hoje</text:span></text:p>
            <text:p><text:span text:style-name="T2">Damare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1" draw:layer="layout" svg:width="25.199cm" svg:height="18.763cm" svg:x="1.4cm" svg:y="0.837cm" presentation:class="subtitle" presentation:user-transformed="true">
          <draw:text-box>
            <text:p><text:span text:style-name="T3">Para a igreja era apenas mais um culto normal</text:span></text:p>
            <text:p><text:span text:style-name="T3">Para as irmãs que iam orar, era apenas mais uma oração</text:span></text:p>
            <text:p><text:span text:style-name="T3">E para os jovens que ensaiaram para cantar no conjunto</text:span></text:p>
            <text:p><text:span text:style-name="T3">Era mais um louvor em que sentiam a unção do Espírito Santo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1" draw:layer="layout" svg:width="25.199cm" svg:height="18.763cm" svg:x="1.4cm" svg:y="1.037cm" presentation:class="subtitle" presentation:user-transformed="true">
          <draw:text-box>
            <text:p><text:span text:style-name="T3">Para o pastor era mais um sermão</text:span></text:p>
            <text:p><text:span text:style-name="T3">Para as crianças era mais uma vez, na escolinha iam aprender a lição</text:span></text:p>
            <text:p><text:span text:style-name="T3">E para o pregador que foi convidado pra pregar</text:span></text:p>
            <text:p><text:span text:style-name="T3">E para o cantor que foi convidado pra cantar</text:span></text:p>
            <text:p><text:span text:style-name="T3">Era mais uma vez, era apenas mais um louvor, era mais um dia de adoração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Mas lá em cima algo acontecia, o céu estava em movimento</text:span></text:p>
            <text:p text:style-name="P2"><text:span text:style-name="T3">Pois na ordem de Deus, aquele culto não termin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4" draw:text-style-name="P5" draw:layer="layout" svg:width="25.8cm" svg:height="20.833cm" svg:x="1.4cm" svg:y="-0.198cm" presentation:class="subtitle" presentation:user-transformed="true">
          <draw:text-box>
            <text:p text:style-name="P4"><text:span text:style-name="T4">Pode ser hoje o seu último culto, adore</text:span></text:p>
            <text:p text:style-name="P4"><text:span text:style-name="T4">Pode ser hoje a última vez que você canta no coral</text:span></text:p>
            <text:p text:style-name="P4"><text:span text:style-name="T4">Pode ser hoje a sua última oração, então ore</text:span></text:p>
            <text:p text:style-name="P4"><text:span text:style-name="T4">Pode ser hoje sua última pregação, então pregue com a alma</text:span></text:p>
            <text:p text:style-name="P4"><text:span text:style-name="T4">Pode ser hoje, então chore, adore, clame, exalte, pule e grite</text:span></text:p>
            <text:p text:style-name="P4"><text:span text:style-name="T4">Pode ser hoje, canta, prega, ora, fala em mistério e profeti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7" draw:layer="layout" svg:width="25.199cm" svg:height="18.901cm" svg:x="1.4cm" svg:y="0.768cm" presentation:class="subtitle" presentation:user-transformed="true">
          <draw:text-box>
            <text:p text:style-name="P6"><text:span text:style-name="T5">Pode ser hoje, se levanta, corra em busca das almas perdidas</text:span></text:p>
            <text:p text:style-name="P6"><text:span text:style-name="T5">Pode ser hoje o último dia que a igreja aqui na terra esteja reunida</text:span></text:p>
            <text:p text:style-name="P6"><text:span text:style-name="T5">Hoje ninguém me segura, porque eu vou louvar</text:span></text:p>
            <text:p text:style-name="P6"><text:span text:style-name="T5">Como nunca cantei, cada louvor quero cantar</text:span></text:p>
            <text:p text:style-name="P6"><text:span text:style-name="T5">Saiam da frente impedimentos e barreiras, porque vou adorar</text:span></text:p>
            <text:p text:style-name="P6"><text:span text:style-name="T5">E mais unção pra minha vida Deus vai man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Era mais uma vez, era apenas mais um louvor, era mais um dia de adoração</text:span></text:p>
            <text:p text:style-name="P2"><text:span text:style-name="T3">Mas lá em cima algo acontecia, o céu estava em movimento</text:span></text:p>
            <text:p text:style-name="P2"><text:span text:style-name="T3">Pois na ordem de Deus, aquele culto não termin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7" draw:layer="layout" svg:width="25.199cm" svg:height="18.763cm" svg:x="1.4cm" svg:y="0.837cm" presentation:class="subtitle" presentation:user-transformed="true">
          <draw:text-box>
            <text:p text:style-name="P6"><text:span text:style-name="T5">Pode ser hoje o seu último culto, adore</text:span></text:p>
            <text:p text:style-name="P6"><text:span text:style-name="T5">Pode ser hoje a última vez que você canta no coral</text:span></text:p>
            <text:p text:style-name="P6"><text:span text:style-name="T5">Pode ser hoje a sua última oração, então ore</text:span></text:p>
            <text:p text:style-name="P6"><text:span text:style-name="T5">Pode ser hoje sua última pregação, então pregue com a alma</text:span></text:p>
            <text:p text:style-name="P6"><text:span text:style-name="T5">Pode ser hoje, então chore, adore, clame, exalte, pule e grite</text:span></text:p>
            <text:p text:style-name="P6"><text:span text:style-name="T5">Pode ser hoje, canta, prega, ora, fala em mistério e profeti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7" draw:layer="layout" svg:width="25.199cm" svg:height="18.901cm" svg:x="1.4cm" svg:y="0.768cm" presentation:class="subtitle" presentation:user-transformed="true">
          <draw:text-box>
            <text:p text:style-name="P6"><text:span text:style-name="T5">Pode ser hoje, se levanta, corra em busca das almas perdidas</text:span></text:p>
            <text:p text:style-name="P6"><text:span text:style-name="T5">Pode ser hoje o último dia que a igreja aqui na terra esteja reunida</text:span></text:p>
            <text:p text:style-name="P6"><text:span text:style-name="T5">Hoje ninguém me segura, porque eu vou louvar</text:span></text:p>
            <text:p text:style-name="P6"><text:span text:style-name="T5">Como nunca cantei, cada louvor quero cantar</text:span></text:p>
            <text:p text:style-name="P6"><text:span text:style-name="T5">Saiam da frente impedimentos e barreiras, porque vou adorar</text:span></text:p>
            <text:p text:style-name="P6"><text:span text:style-name="T5">E mais unção pra minha vida Deus vai man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Pode ser hoje, pode ser hoje o arrebatamento</text:span></text:p>
            <text:p text:style-name="P2"><text:span text:style-name="T3">Pode ser hoje, clame, exalte, pule e grite</text:span></text:p>
            <text:p text:style-name="P2"><text:span text:style-name="T3">Pode ser hoje, canta, prega, ore e celebre</text:span></text:p>
            <text:p text:style-name="P2"><text:span text:style-name="T3">Pode ser hoje, louve</text:span></text:p>
            <text:p text:style-name="P2"><text:span text:style-name="T3">Pode ser hoj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1" draw:layer="layout" svg:width="25.199cm" svg:height="18.763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17:52:22.820000000</meta:creation-date>
    <dc:date>2017-01-21T18:10:27.917000000</dc:date>
    <meta:editing-duration>PT4M28S</meta:editing-duration>
    <meta:editing-cycles>1</meta:editing-cycles>
    <meta:generator>LibreOffice/5.2.0.4$Windows_x86 LibreOffice_project/066b007f5ebcc236395c7d282ba488bca6720265</meta:generator>
    <meta:document-statistic meta:object-count="54"/>
  </office:meta>
</office:document-meta>
</file>